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3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3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3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3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4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4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4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4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4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5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5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6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6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6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7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7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7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Arduino Code Cheat Sheet:</text:span></text:p>
      <text:p text:style-name="P1"><text:span text:style-name="T2">//</text:span><text:span text:style-name="T3">comments are not executed as code</text:span></text:p>
      <text:p text:style-name="P1"><text:span text:style-name="T4">function( )<text:s/></text:span><text:span text:style-name="T5">round parenthesis take arguments to the attached function</text:span></text:p>
      <text:p text:style-name="P1"><text:span text:style-name="T6">{ }<text:s/></text:span><text:span text:style-name="T7">executables/actions go in curly baces</text:span></text:p>
      <text:p text:style-name="P1"><text:span text:style-name="T7">{semicolons</text:span><text:span text:style-name="T8">;</text:span><text:span text:style-name="T9"><text:s/>go</text:span><text:span text:style-name="T10">;</text:span><text:span text:style-name="T11"><text:s/>after</text:span><text:span text:style-name="T12">;</text:span><text:span text:style-name="T13"><text:s/>just</text:span><text:span text:style-name="T14">;</text:span><text:span text:style-name="T15"><text:s/>about</text:span><text:span text:style-name="T16">;</text:span><text:span text:style-name="T17"><text:s/>every</text:span><text:span text:style-name="T18">;</text:span><text:span text:style-name="T19"><text:s/>separate</text:span><text:span text:style-name="T20">;</text:span><text:span text:style-name="T21"><text:s/>thing</text:span><text:span text:style-name="T22">;</text:span><text:span text:style-name="T23"><text:s/>in</text:span><text:span text:style-name="T24">;</text:span><text:span text:style-name="T25"><text:s/>curly</text:span><text:span text:style-name="T26">;</text:span><text:span text:style-name="T27"><text:s/>braces</text:span><text:span text:style-name="T28">;</text:span><text:span text:style-name="T29">}</text:span></text:p>
      <text:p text:style-name="P1"><text:span text:style-name="T30">arrayname[size] = { entry 0, entry 1, ...};<text:s text:c="7"/></text:span><text:span text:style-name="T31">call fourth value with<text:s/></text:span><text:span text:style-name="T32">arrayname[3]</text:span></text:p>
      <text:p text:style-name="P1"><text:span text:style-name="T32">void setup() {<text:s text:c="3"/>Serial.begin(9600)<text:s text:c="2"/>}<text:s text:c="3"/></text:span><text:span text:style-name="T33">allows USB communications to/from CPU</text:span><text:span text:style-name="T34"/></text:p>
      <text:p text:style-name="P1"><text:span text:style-name="T34">pinMode( pin number, INPUT/OUTPUT);<text:s text:c="3"/></text:span><text:span text:style-name="T35">declare pins in setup- need for EVERY used pin</text:span></text:p>
      <text:p text:style-name="P1"><text:span text:style-name="T36">Serial.print("words here"<text:s/></text:span><text:span text:style-name="T37">or<text:s/></text:span><text:span text:style-name="T38">variable);<text:s text:c="4"/>Serial.println("words");<text:s text:c="2"/></text:span><text:span text:style-name="T39">prints to serial monitor (+line)</text:span></text:p>
      <text:p text:style-name="P1"><text:span text:style-name="T40">digitalWrite (pin, HIGH/LOW);<text:s text:c="10"/>digitalRead(pin);<text:s/></text:span><text:span text:style-name="T41"><text:s text:c="3"/>reads/writes digital (high/low) values</text:span><text:span text:style-name="T42"/></text:p>
      <text:p text:style-name="P1"><text:span text:style-name="T42">analogWrite(pin, 0-255);<text:s text:c="3"/></text:span><text:span text:style-name="T43">writes to PWM pins</text:span><text:span text:style-name="T44"><text:s text:c="6"/>analogRead(pin);<text:s text:c="3"/></text:span><text:span text:style-name="T45">reads value, returns 0-1023</text:span></text:p>
      <text:p text:style-name="P1"><text:span text:style-name="T46">int variablename =<text:s text:c="2"/># ;<text:s text:c="3"/></text:span><text:span text:style-name="T47">where # is an INTeger</text:span><text:span text:style-name="T48"><text:s text:c="6"/>float variablename = 3.14159</text:span><text:span text:style-name="T49"><text:s/>for non-integers</text:span><text:span text:style-name="T50"/></text:p>
      <text:p text:style-name="P1"><text:span text:style-name="T51">millis()</text:span><text:span text:style-name="T52"><text:s/></text:span><text:span text:style-name="T53">micros() ;<text:s/></text:span><text:span text:style-name="T54">returns how many milliseconds/microseconds since the program began</text:span></text:p>
      <text:p text:style-name="P1"><text:span text:style-name="T55">if (<text:s/></text:span><text:span text:style-name="T56">condition<text:s/></text:span><text:span text:style-name="T57">) {<text:s/></text:span><text:span text:style-name="T58">then execute this</text:span><text:span text:style-name="T59">;}</text:span></text:p>
      <text:p text:style-name="P1"><text:span text:style-name="T59">else(){<text:s/></text:span><text:span text:style-name="T60">then execute this</text:span><text:span text:style-name="T61">;}</text:span><text:span text:style-name="T62"/></text:p>
      <text:p text:style-name="P1"><text:span text:style-name="T63">for( int k=1, k &lt; 10, k++) {<text:s/></text:span><text:span text:style-name="T64">runs this script 10 times, usually some function of k here</text:span><text:span text:style-name="T65">;}</text:span></text:p>
      <text:p text:style-name="P1"><text:span text:style-name="T65">variable += 2<text:s text:c="5"/></text:span><text:span text:style-name="T66">means<text:s text:c="3"/>add 2 to variable. Works for<text:s/></text:span><text:span text:style-name="T67">-=, /=, *=</text:span></text:p>
      <text:p text:style-name="P1"><text:span text:style-name="T67">tone(pin, freq)<text:s/></text:span><text:span text:style-name="T68"><text:s/>or<text:s text:c="3"/></text:span><text:span text:style-name="T69">tone(pin, freq, duration in millis);<text:s text:c="3"/></text:span><text:span text:style-name="T70">plays a tone on a buzzer</text:span><text:span text:style-name="T71"/></text:p>
      <text:p text:style-name="P1"><text:span text:style-name="T71">delay(time in millis);<text:s text:c="4"/></text:span><text:span text:style-name="T72">delay mississippi, two mississippi, three mississippi<text:s/></text:span><text:span text:style-name="T73"/></text:p>
      <text:p text:style-name="P1"><text:span text:style-name="T73">map( value, from min, from max, to min, to max);<text:s text:c="3"/></text:span><text:span text:style-name="T74">maps a value from one range to another</text:span></text:p>
      <text:p text:style-name="P1"><text:span text:style-name="T75">lcd.begin(16,2);<text:s text:c="6"/>lcd.setCursor( 0-15, 0-1);<text:s text:c="3"/>lcd.print("words!");</text:span></text:p>
      <text:p text:style-name="P1"><text:span text:style-name="T7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